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3000002B3065B78C2.png" manifest:media-type="image/png"/>
  <manifest:file-entry manifest:full-path="Pictures/100000010000014C00000319B10FC14E.png" manifest:media-type="image/png"/>
  <manifest:file-entry manifest:full-path="Pictures/100000010000035D000002B6372BB7EE.png" manifest:media-type="image/png"/>
  <manifest:file-entry manifest:full-path="Pictures/10000001000001EA0000025B75F6D8CA.png" manifest:media-type="image/png"/>
  <manifest:file-entry manifest:full-path="Pictures/10000001000003320000012CE6FEACD0.png" manifest:media-type="image/png"/>
  <manifest:file-entry manifest:full-path="Pictures/10000001000002080000026E559FECCB.png" manifest:media-type="image/png"/>
  <manifest:file-entry manifest:full-path="Pictures/10000001000001D90000031BAE217B74.png" manifest:media-type="image/png"/>
  <manifest:file-entry manifest:full-path="Pictures/10000001000001E7000002581F9F8793.png" manifest:media-type="image/png"/>
  <manifest:file-entry manifest:full-path="Pictures/10000001000001E8000000F29DD1A00B.png" manifest:media-type="image/png"/>
  <manifest:file-entry manifest:full-path="Pictures/100000010000021500000301BE087E90.png" manifest:media-type="image/png"/>
  <manifest:file-entry manifest:full-path="Pictures/10000001000001ED00000266822A2101.png" manifest:media-type="image/png"/>
  <manifest:file-entry manifest:full-path="Pictures/10000001000001BA000002BFD839BC98.png" manifest:media-type="image/png"/>
  <manifest:file-entry manifest:full-path="Pictures/10000001000002180000033D78141970.png" manifest:media-type="image/png"/>
  <manifest:file-entry manifest:full-path="Pictures/100000010000093A000003B2C6CFF5C5.png" manifest:media-type="image/png"/>
  <manifest:file-entry manifest:full-path="Pictures/10000001000009290000039BDB31ECDA.png" manifest:media-type="image/png"/>
  <manifest:file-entry manifest:full-path="Pictures/1000000100000416000002CD967262E0.png" manifest:media-type="image/png"/>
  <manifest:file-entry manifest:full-path="Pictures/1000000100000209000002635B82A7F9.png" manifest:media-type="image/png"/>
  <manifest:file-entry manifest:full-path="Pictures/10000001000002370000027FCB15CD9F.png" manifest:media-type="image/png"/>
  <manifest:file-entry manifest:full-path="Pictures/10000001000001D7000001D978537864.png" manifest:media-type="image/png"/>
  <manifest:file-entry manifest:full-path="Pictures/10000001000006B4000002CC315D94D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52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83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2.396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0.934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7.794cm, 0cm, 0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4.181cm)" draw:image-opacity="100%" style:mirror="non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6.024cm, 0cm, 0cm)" draw:image-opacity="100%" style:mirror="non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32cm, 12.377cm, 1.357cm, 19.89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6cm" svg:height="8.89cm" svg:x="0.047cm" svg:y="0.047cm">
          <draw:image xlink:href="Pictures/1000000100000313000002B3065B78C2.png" xlink:type="simple" xlink:show="embed" xlink:actuate="onLoad" draw:mime-type="image/png">
            <text:p/>
          </draw:image>
        </draw:frame>
        <draw:frame draw:style-name="gr2" draw:text-style-name="P1" draw:layer="layout" svg:width="11.477cm" svg:height="7.62cm" svg:x="0.2cm" svg:y="8.937cm">
          <draw:image xlink:href="Pictures/100000010000035D000002B6372BB7EE.png" xlink:type="simple" xlink:show="embed" xlink:actuate="onLoad" draw:mime-type="image/png">
            <text:p/>
          </draw:image>
        </draw:frame>
        <draw:frame draw:style-name="gr2" draw:text-style-name="P1" draw:layer="layout" svg:width="10.926cm" svg:height="4.395cm" svg:x="0.134cm" svg:y="16.557cm">
          <draw:image xlink:href="Pictures/10000001000003320000012CE6FEACD0.png" xlink:type="simple" xlink:show="embed" xlink:actuate="onLoad" draw:mime-type="image/png">
            <text:p/>
          </draw:image>
        </draw:frame>
        <draw:frame draw:style-name="gr2" draw:text-style-name="P1" draw:layer="layout" svg:width="17.78cm" svg:height="20.583cm" svg:x="11.795cm" svg:y="0.417cm">
          <draw:image xlink:href="Pictures/10000001000002080000026E559FECCB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2" draw:text-style-name="P1" draw:layer="layout" svg:width="15.134cm" svg:height="20.635cm" svg:x="0.153cm" svg:y="0.365cm">
          <draw:image xlink:href="Pictures/100000010000014C00000319B10FC14E.png" xlink:type="simple" xlink:show="embed" xlink:actuate="onLoad" draw:mime-type="image/png">
            <text:p/>
          </draw:image>
        </draw:frame>
        <draw:frame draw:style-name="gr3" draw:text-style-name="P1" draw:layer="layout" svg:width="14.288cm" svg:height="20.953cm" svg:x="15.287cm" svg:y="0.047cm">
          <draw:image xlink:href="Pictures/10000001000001E7000002581F9F8793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2" draw:text-style-name="P1" draw:layer="layout" svg:width="17.78cm" svg:height="20.848cm" svg:x="0.047cm" svg:y="0cm">
          <draw:image xlink:href="Pictures/10000001000001D90000031BAE217B74.png" xlink:type="simple" xlink:show="embed" xlink:actuate="onLoad" draw:mime-type="image/png">
            <text:p/>
          </draw:image>
        </draw:frame>
        <draw:frame draw:style-name="gr2" draw:text-style-name="P1" draw:layer="layout" svg:width="11.693cm" svg:height="15.287cm" svg:x="18.007cm" svg:y="0cm">
          <draw:image xlink:href="Pictures/10000001000001EA0000025B75F6D8CA.png" xlink:type="simple" xlink:show="embed" xlink:actuate="onLoad" draw:mime-type="image/png">
            <text:p/>
          </draw:image>
        </draw:frame>
        <draw:frame draw:style-name="gr2" draw:text-style-name="P1" draw:layer="layout" svg:width="11.527cm" svg:height="5.713cm" svg:x="18.048cm" svg:y="15.287cm">
          <draw:image xlink:href="Pictures/10000001000001E8000000F29DD1A00B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2" draw:text-style-name="P1" draw:layer="layout" svg:width="14.923cm" svg:height="21.002cm" svg:x="0.047cm" svg:y="0cm">
          <draw:image xlink:href="Pictures/100000010000021500000301BE087E90.png" xlink:type="simple" xlink:show="embed" xlink:actuate="onLoad" draw:mime-type="image/png">
            <text:p/>
          </draw:image>
        </draw:frame>
        <draw:frame draw:style-name="gr2" draw:text-style-name="P1" draw:layer="layout" svg:width="14.286cm" svg:height="20.761cm" svg:x="15.287cm" svg:y="0.239cm">
          <draw:image xlink:href="Pictures/10000001000001ED00000266822A2101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2" draw:text-style-name="P1" draw:layer="layout" svg:width="13.282cm" svg:height="21cm" svg:x="0.3cm" svg:y="0cm">
          <draw:image xlink:href="Pictures/10000001000001BA000002BFD839BC98.png" xlink:type="simple" xlink:show="embed" xlink:actuate="onLoad" draw:mime-type="image/png">
            <text:p/>
          </draw:image>
        </draw:frame>
        <draw:frame draw:style-name="gr2" draw:text-style-name="P1" draw:layer="layout" svg:width="13.335cm" svg:height="20.626cm" svg:x="16.022cm" svg:y="0.1cm">
          <draw:image xlink:href="Pictures/10000001000002180000033D78141970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4" draw:text-style-name="P1" draw:layer="layout" svg:width="18.898cm" svg:height="21cm" svg:x="10.802cm" svg:y="0cm">
          <draw:image xlink:href="Pictures/100000010000093A000003B2C6CFF5C5.png" xlink:type="simple" xlink:show="embed" xlink:actuate="onLoad" draw:mime-type="image/png">
            <text:p/>
          </draw:image>
        </draw:frame>
        <draw:frame draw:style-name="gr5" draw:text-style-name="P1" draw:layer="layout" svg:width="10.827cm" svg:height="21cm" svg:x="0.015cm" svg:y="0cm">
          <draw:image xlink:href="Pictures/100000010000093A000003B2C6CFF5C5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6" draw:text-style-name="P1" draw:layer="layout" svg:width="12.747cm" svg:height="21cm" svg:x="0cm" svg:y="0cm">
          <draw:image xlink:href="Pictures/10000001000009290000039BDB31ECDA.png" xlink:type="simple" xlink:show="embed" xlink:actuate="onLoad" draw:mime-type="image/png">
            <text:p/>
          </draw:image>
        </draw:frame>
        <draw:frame draw:style-name="gr7" draw:text-style-name="P1" draw:layer="layout" svg:width="16.904cm" svg:height="21.059cm" svg:x="12.796cm" svg:y="-0.059cm">
          <draw:image xlink:href="Pictures/10000001000009290000039BDB31ECDA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2" draw:text-style-name="P1" draw:layer="layout" svg:width="17.51cm" svg:height="21cm" svg:x="0cm" svg:y="0cm">
          <draw:image xlink:href="Pictures/1000000100000416000002CD967262E0.png" xlink:type="simple" xlink:show="embed" xlink:actuate="onLoad" draw:mime-type="image/png">
            <text:p/>
          </draw:image>
        </draw:frame>
        <draw:frame draw:style-name="gr2" draw:text-style-name="P1" draw:layer="layout" svg:width="12.19cm" svg:height="21.27cm" svg:x="17.51cm" svg:y="-0.27cm">
          <draw:image xlink:href="Pictures/1000000100000209000002635B82A7F9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frame draw:style-name="gr2" draw:text-style-name="P1" draw:layer="layout" svg:width="18.633cm" svg:height="21cm" svg:x="-0.032cm" svg:y="0cm">
          <draw:image xlink:href="Pictures/10000001000002370000027FCB15CD9F.png" xlink:type="simple" xlink:show="embed" xlink:actuate="onLoad" draw:mime-type="image/png">
            <text:p/>
          </draw:image>
        </draw:frame>
        <draw:frame draw:style-name="gr2" draw:text-style-name="P1" draw:layer="layout" svg:width="11.635cm" svg:height="21cm" svg:x="18.065cm" svg:y="0cm">
          <draw:image xlink:href="Pictures/10000001000001D7000001D978537864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8" draw:text-style-name="P2" draw:layer="layout" svg:width="21.032cm" svg:height="21cm" svg:x="0.288cm" svg:y="0cm">
          <draw:image xlink:href="Pictures/10000001000006B4000002CC315D94D0.png" xlink:type="simple" xlink:show="embed" xlink:actuate="onLoad" draw:mime-type="image/png">
            <text:p/>
          </draw:image>
        </draw:frame>
        <draw:frame draw:style-name="gr9" draw:text-style-name="P2" draw:layer="layout" svg:width="8.38cm" svg:height="20.952cm" svg:x="21.32cm" svg:y="0.048cm">
          <draw:image xlink:href="Pictures/10000001000006B4000002CC315D94D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9T10:46:57.561000000</meta:creation-date>
    <dc:date>2024-03-30T22:54:05.746000000</dc:date>
    <meta:editing-duration>PT4H18M1S</meta:editing-duration>
    <meta:editing-cycles>11</meta:editing-cycles>
    <meta:generator>LibreOffice/24.2.1.2$Windows_X86_64 LibreOffice_project/db4def46b0453cc22e2d0305797cf981b68ef5ac</meta:generator>
    <meta:print-date>2024-03-30T22:54:03.189000000</meta:print-date>
    <meta:document-statistic meta:object-count="23"/>
  </office:meta>
</office:document-meta>
</file>